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368cm" fo:min-width="2.734cm" fo:padding-top="0.142cm" fo:padding-bottom="0.142cm" fo:padding-left="0.267cm" fo:padding-right="0.267cm"/>
    </style:style>
    <style:style style:name="gr2" style:family="graphic" style:parent-style-name="objectwithoutfill">
      <style:graphic-properties draw:stroke="solid" svg:stroke-width="0.035cm" svg:stroke-color="#000000" draw:marker-start-width="0.252cm" draw:marker-end="Arrow" draw:marker-end-width="0.352cm" draw:fill="none" draw:textarea-vertical-align="top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solid"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Arrow" draw:marker-end-width="0.3cm" draw:fill="none" draw:textarea-vertical-align="top"/>
    </style:style>
    <style:style style:name="gr6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end"/>
    </style:style>
    <style:style style:name="P5" style:family="paragraph">
      <loext:graphic-properties draw:fill="none"/>
      <style:paragraph-properties fo:text-align="start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2.286cm" svg:x="4.81cm" svg:y="5.826cm">
          <text:p text:style-name="P1">Comm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4.572cm" svg:height="2.286cm" svg:x="11.414cm" svg:y="3.667cm">
          <text:p text:style-name="P1">Read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4.572cm" svg:height="2.286cm" svg:x="11.414cm" svg:y="7.604cm">
          <text:p text:style-name="P1">Wri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curve" svg:x1="8.713cm" svg:y1="6.16cm" svg:x2="11.414cm" svg:y2="4.81cm" draw:start-shape="id1" draw:start-glue-point="11" draw:end-shape="id2" draw:end-glue-point="6" svg:d="M8713 6160c0-900 900-1350 2701-1350" svg:viewBox="0 0 2702 1351">
          <text:p text:style-name="P3">Read</text:p>
        </draw:connector>
        <draw:connector draw:style-name="gr3" draw:text-style-name="P2" draw:layer="layout" draw:type="curve" svg:x1="8.713cm" svg:y1="7.778cm" svg:x2="11.414cm" svg:y2="8.747cm" draw:start-shape="id1" draw:start-glue-point="9" draw:end-shape="id3" draw:end-glue-point="6" svg:d="M8713 7778c0 646 900 969 2701 969" svg:viewBox="0 0 2702 970">
          <text:p text:style-name="P1">Write</text:p>
        </draw:connector>
        <draw:connector draw:style-name="gr4" draw:text-style-name="P2" draw:layer="layout" draw:type="curve" svg:x1="12.083cm" svg:y1="7.938cm" svg:x2="9.382cm" svg:y2="6.969cm" draw:start-shape="id3" draw:start-glue-point="5" draw:end-shape="id1" svg:d="M12083 7938c0-646-900-969-2701-969" svg:viewBox="0 0 2702 970">
          <text:p/>
        </draw:connector>
        <draw:connector draw:style-name="gr4" draw:text-style-name="P2" draw:layer="layout" draw:type="curve" svg:x1="12.083cm" svg:y1="5.619cm" svg:x2="9.382cm" svg:y2="6.969cm" draw:start-shape="id2" draw:start-glue-point="7" draw:end-shape="id1" draw:end-glue-point="10" svg:d="M12083 5619c0 900-900 1350-2701 1350" svg:viewBox="0 0 2702 1351">
          <text:p/>
        </draw:connector>
        <draw:connector draw:style-name="gr3" draw:text-style-name="P2" draw:layer="layout" draw:type="curve" svg:x1="15.317cm" svg:y1="4.001cm" svg:x2="15.317cm" svg:y2="5.619cm" draw:start-shape="id2" draw:start-glue-point="11" draw:end-shape="id2" draw:end-glue-point="9" svg:d="M15317 4001c0-1278 1188-852 1188 809 0 1662-1188 2088-1188 809" svg:viewBox="0 0 1189 3111">
          <text:p text:style-name="P1"/>
        </draw:connector>
        <draw:connector draw:style-name="gr4" draw:text-style-name="P2" draw:layer="layout" draw:type="curve" svg:x1="15.317cm" svg:y1="7.938cm" svg:x2="15.317cm" svg:y2="9.556cm" draw:start-shape="id3" draw:start-glue-point="11" draw:end-shape="id3" draw:end-glue-point="9" svg:d="M15317 7938c0-1278 1188-852 1188 809 0 1662-1188 2088-1188 809" svg:viewBox="0 0 1189 3111">
          <text:p/>
        </draw:connector>
        <draw:connector draw:style-name="gr5" draw:text-style-name="P5" draw:layer="layout" draw:type="curve" svg:x1="5.479cm" svg:y1="6.16cm" svg:x2="4.81cm" svg:y2="6.969cm" draw:start-shape="id1" draw:start-glue-point="5" draw:end-shape="id1" draw:end-glue-point="6" svg:d="M5479 6160c0-1278-594-1066-955-544s-491 1353 286 1353" svg:viewBox="0 0 1242 1763">
          <text:p/>
        </draw:connector>
        <draw:frame draw:style-name="gr6" draw:text-style-name="P6" draw:layer="layout" svg:width="3.683cm" svg:height="1.725cm" svg:x="3.159cm" svg:y="3.667cm">
          <draw:text-box>
            <text:p>Set base<text:line-break/>addres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5:34:31.006077966</meta:creation-date>
    <dc:date>2017-05-03T18:38:51.423592726</dc:date>
    <meta:editing-duration>PT43M9S</meta:editing-duration>
    <meta:editing-cycles>10</meta:editing-cycles>
    <meta:generator>LibreOffice/5.3.2.2$Linux_X86_64 LibreOffice_project/30m0$Build-2</meta:generator>
    <meta:document-statistic meta:object-count="11"/>
  </office:meta>
</office:document-meta>
</file>